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5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N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>
            <text:p>p</text:p>
          </table:table-cell>
          <table:table-cell table:style-name="ce1" office:value-type="string">
            <text:p>prior prob.</text:p>
          </table:table-cell>
          <table:table-cell table:style-name="ce1" office:value-type="string">
            <text:p>likelihood</text:p>
          </table:table-cell>
          <table:table-cell table:style-name="ce1" office:value-type="string">
            <text:p>prior x likelihood</text:p>
          </table:table-cell>
          <table:table-cell table:style-name="ce1" office:value-type="string">
            <text:p>posterior prob.</text:p>
          </table:table-cell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0.05">
            <text:p>0,05</text:p>
          </table:table-cell>
          <table:table-cell table:formula="of:=(FACT([.$C$1])/(FACT([.$C$2])*FACT([.$C$1]-[.$C$2])))*([.$A5]^[.$C$2])*((1-[.$A5])^([.$C$1]-[.$C$2]))" office:value-type="float" office:value="0.000008748">
            <text:p>0,000008748</text:p>
          </table:table-cell>
          <table:table-cell table:formula="of:=[.B5]*[.C5]" office:value-type="float" office:value="0.0000004374">
            <text:p>4,374E-007</text:p>
          </table:table-cell>
          <table:table-cell table:formula="of:=[.D5]/[.$D$10]" office:value-type="float" office:value="0.00000375032495099524">
            <text:p>3,75032495099524E-006</text:p>
          </table:table-cell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0.2">
            <text:p>0,2</text:p>
          </table:table-cell>
          <table:table-cell table:formula="of:=(FACT([.$C$1])/(FACT([.$C$2])*FACT([.$C$1]-[.$C$2])))*([.$A6]^[.$C$2])*((1-[.$A6])^([.$C$1]-[.$C$2]))" office:value-type="float" office:value="0.00900169200000001">
            <text:p>0,009001692</text:p>
          </table:table-cell>
          <table:table-cell table:formula="of:=[.B6]*[.C6]" office:value-type="float" office:value="0.0018003384">
            <text:p>0,0018003384</text:p>
          </table:table-cell>
          <table:table-cell table:formula="of:=[.D6]/[.$D$10]" office:value-type="float" office:value="0.0154363374982964">
            <text:p>0,0154363375</text:p>
          </table:table-cell>
        </table:table-row>
        <table:table-row table:style-name="ro1">
          <table:table-cell table:number-columns-repeated="2" office:value-type="float" office:value="0.5">
            <text:p>0,5</text:p>
          </table:table-cell>
          <table:table-cell table:formula="of:=(FACT([.$C$1])/(FACT([.$C$2])*FACT([.$C$1]-[.$C$2])))*([.$A7]^[.$C$2])*((1-[.$A7])^([.$C$1]-[.$C$2]))" office:value-type="float" office:value="0.1171875">
            <text:p>0,1171875</text:p>
          </table:table-cell>
          <table:table-cell table:formula="of:=[.B7]*[.C7]" office:value-type="float" office:value="0.05859375">
            <text:p>0,05859375</text:p>
          </table:table-cell>
          <table:table-cell table:formula="of:=[.D7]/[.$D$10]" office:value-type="float" office:value="0.502390495192906">
            <text:p>0,5023904952</text:p>
          </table:table-cell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.2">
            <text:p>0,2</text:p>
          </table:table-cell>
          <table:table-cell table:formula="of:=(FACT([.$C$1])/(FACT([.$C$2])*FACT([.$C$1]-[.$C$2])))*([.$A8]^[.$C$2])*((1-[.$A8])^([.$C$1]-[.$C$2]))" office:value-type="float" office:value="0.266827932">
            <text:p>0,266827932</text:p>
          </table:table-cell>
          <table:table-cell table:formula="of:=[.B8]*[.C8]" office:value-type="float" office:value="0.0533655864">
            <text:p>0,0533655864</text:p>
          </table:table-cell>
          <table:table-cell table:formula="of:=[.D8]/[.$D$10]" office:value-type="float" office:value="0.457563534980366">
            <text:p>0,457563535</text:p>
          </table:table-cell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0.05">
            <text:p>0,05</text:p>
          </table:table-cell>
          <table:table-cell table:formula="of:=(FACT([.$C$1])/(FACT([.$C$2])*FACT([.$C$1]-[.$C$2])))*([.$A9]^[.$C$2])*((1-[.$A9])^([.$C$1]-[.$C$2]))" office:value-type="float" office:value="0.057395628">
            <text:p>0,057395628</text:p>
          </table:table-cell>
          <table:table-cell table:formula="of:=[.B9]*[.C9]" office:value-type="float" office:value="0.0028697814">
            <text:p>0,0028697814</text:p>
          </table:table-cell>
          <table:table-cell table:formula="of:=[.D9]/[.$D$10]" office:value-type="float" office:value="0.0246058820034798">
            <text:p>0,024605882</text:p>
          </table:table-cell>
        </table:table-row>
        <table:table-row table:style-name="ro1">
          <table:table-cell table:style-name="ce1" office:value-type="string">
            <text:p>sum</text:p>
          </table:table-cell>
          <table:table-cell table:style-name="ce1" table:formula="of:=SUM([.B5:.B9])" office:value-type="float" office:value="1">
            <text:p>1</text:p>
          </table:table-cell>
          <table:table-cell table:style-name="ce1" table:formula="of:=SUM([.C5:.C9])" office:value-type="float" office:value="0.4504215">
            <text:p>0,4504215</text:p>
          </table:table-cell>
          <table:table-cell table:style-name="ce1" table:formula="of:=SUM([.D5:.D9])" office:value-type="float" office:value="0.1166298936">
            <text:p>0,1166298936</text:p>
          </table:table-cell>
          <table:table-cell table:style-name="ce1" table:formula="of:=SUM([.E5:.E9])" office:value-type="float" office:value="1">
            <text:p>1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1">
          <table:table-cell table:style-name="ce1" table:number-columns-repeated="5"/>
        </table:table-row>
        <table:table-row table:style-name="ro1">
          <table:table-cell table:number-columns-repeated="3"/>
          <table:table-cell office:value-type="float" office:value="0.5">
            <text:p>0,5</text:p>
          </table:table-cell>
          <table:table-cell office:value-type="float" office:value="0.502390495192906">
            <text:p>0,5023904952</text:p>
          </table:table-cell>
        </table:table-row>
        <table:table-row table:style-name="ro1">
          <table:table-cell table:number-columns-repeated="3"/>
          <table:table-cell office:value-type="float" office:value="0.7">
            <text:p>0,7</text:p>
          </table:table-cell>
          <table:table-cell office:value-type="float" office:value="0.457563534980366">
            <text:p>0,457563535</text:p>
          </table:table-cell>
        </table:table-row>
        <table:table-row table:style-name="ro1">
          <table:table-cell table:number-columns-repeated="3"/>
          <table:table-cell office:value-type="float" office:value="0.9">
            <text:p>0,9</text:p>
          </table:table-cell>
          <table:table-cell office:value-type="float" office:value="0.0246058820034798">
            <text:p>0,024605882</text:p>
          </table:table-cell>
        </table:table-row>
        <table:table-row table:style-name="ro1">
          <table:table-cell table:number-columns-repeated="3"/>
          <table:table-cell office:value-type="float" office:value="0.3">
            <text:p>0,3</text:p>
          </table:table-cell>
          <table:table-cell office:value-type="float" office:value="0.0154363374982964">
            <text:p>0,0154363375</text:p>
          </table:table-cell>
        </table:table-row>
        <table:table-row table:style-name="ro1">
          <table:table-cell table:number-columns-repeated="3"/>
          <table:table-cell office:value-type="float" office:value="0.1">
            <text:p>0,1</text:p>
          </table:table-cell>
          <table:table-cell office:value-type="float" office:value="0.00000375032495099524">
            <text:p>3,75032495099524E-00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D15:Sheet1.E1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uwater </meta:initial-creator>
    <meta:creation-date>2013-07-27T19:05:37</meta:creation-date>
    <dc:date>2013-07-27T19:15:53</dc:date>
    <dc:creator>ouwater </dc:creator>
    <meta:editing-duration>PT4M50S</meta:editing-duration>
    <meta:editing-cycles>5</meta:editing-cycles>
    <meta:generator>LibreOffice/3.5$Linux_x86 LibreOffice_project/350m1$Build-2</meta:generator>
    <meta:document-statistic meta:table-count="3" meta:cell-count="49" meta:object-count="0"/>
  </office:meta>
</office:document-meta>
</file>